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GREATNESS (145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GREATNESS (145:1-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depth (14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breadth (145:4-6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4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GREATNESS (145:1-6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GOD'S GOODNESS (145:7-10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GOD'S GOODNESS (145:7-10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He is slow to anger (145:8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He is good to all (145:7, 9-10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45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GREATNESS (145:1-6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GOD'S GOODNESS (145:7-10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GOD'S GLORY (145:11-1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GOD'S GLORY (145:11-13):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Its dynamics (145:11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Its duration (145:1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PSALM 145<text:s text:c="1"/></text:span><text:span text:style-name="a520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GOD'S GREATNESS (145:1-6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GOD'S GOODNESS (145:7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GOD'S GLORY (145:11-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GOD'S GUARANTEE (145:13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GOD'S GRACE (145:14-21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GOD'S GRACE (145:14-21)<text:s text:c="1"/></text:span><text:span text:style-name="a544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lifts up the fallen (145:14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feeds the hungry (145:15-18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He rescues the persecuted (145:19-21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PSALM 145<text:s text:c="1"/></text:span><text:span text:style-name="a562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GOD'S GREATNESS (145:1-6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GOD'S GOODNESS (145:7-10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GOD'S GLORY (145:11-13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GOD'S GUARANTEE (145:13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GOD'S GRACE (145:14-21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5 </dc:title>
    <meta:initial-creator>David STRICKLAND</meta:initial-creator>
    <dc:creator>David STRICKLAND</dc:creator>
    <meta:creation-date>2020-02-22T19:35:09Z</meta:creation-date>
    <dc:date>2020-02-22T19:35:09Z</dc:date>
    <meta:template xlink:href="BibleStudy" xlink:type="simple"/>
    <meta:editing-cycles>1</meta:editing-cycles>
    <meta:editing-duration>PT0S</meta:editing-duration>
    <meta:document-statistic meta:paragraph-count="34" meta:word-count="179"/>
  </office:meta>
</office:document-meta>
</file>